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dd46" officeooo:paragraph-rsid="0005dd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</text:p>
      <text:p text:style-name="P1">&lt;html&gt;</text:p>
      <text:p text:style-name="P1">&lt;body&gt;</text:p>
      <text:p text:style-name="P1"></text:p>
      <text:p text:style-name="P1">&lt;h1&gt; <text:s/>i am vivek. &lt;/h1&gt;</text:p>
      <text:p text:style-name="P1">&lt;p&gt; i am a boy. &lt;/p&gt;</text:p>
      <text:p text:style-name="P1">&lt;hr&gt;</text:p>
      <text:p text:style-name="P1">&lt;br&gt;</text:p>
      <text:p text:style-name="P1">&lt;h2&gt; i am an enginner. &lt;/h2&gt;</text:p>
      <text:p text:style-name="P1">&lt;p&gt; mechanical. &lt;/p&gt;</text:p>
      <text:p text:style-name="P1">&lt;hr&gt;</text:p>
      <text:p text:style-name="P1">&lt;br&gt;</text:p>
      <text:p text:style-name="P1">&lt;h3&gt; man kar raha hai. &lt;/h3&gt;</text:p>
      <text:p text:style-name="P1">&lt;p&gt; aose hi. &lt;/p&gt;</text:p>
      <text:p text:style-name="P1">&lt;hr&gt;</text:p>
      <text:p text:style-name="P1"></text:p>
      <text:p text:style-name="P1">&lt;/body&gt;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58:06.641326858</meta:creation-date>
    <dc:date>2017-01-11T13:58:48.894972371</dc:date>
    <meta:editing-duration>P0D</meta:editing-duration>
    <meta:editing-cycles>1</meta:editing-cycles>
    <meta:document-statistic meta:table-count="0" meta:image-count="0" meta:object-count="0" meta:page-count="1" meta:paragraph-count="18" meta:word-count="41" meta:character-count="214" meta:non-whitespace-character-count="171"/>
    <meta:generator>LibreOffice/4.2.8.2$Linux_X86_64 LibreOffice_project/420m0$Build-2</meta:generator>
  </office:meta>
</office:document-meta>
</file>